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)" office:value-type="float" office:value="131900">
            <text:p>1319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)" office:value-type="float" office:value="77900">
            <text:p>77900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54000">
            <text:p>54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100">
            <text:p>100</text:p>
          </table:table-cell>
          <table:table-cell office:value-type="float" office:value="38000">
            <text:p>38000</text:p>
          </table:table-cell>
          <table:table-cell/>
          <table:table-cell table:formula="of:=SUM([.H8])" office:value-type="float" office:value="1137.10526315789">
            <text:p>1137.1052631579</text:p>
          </table:table-cell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  <table:table-cell table:formula="of:=SUM([.H9];[.H37])" office:value-type="float" office:value="4016.25478580587">
            <text:p>4016.2547858059</text:p>
          </table:table-cell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ce35" office:value-type="float" office:value="0">
            <text:p>0</text:p>
          </table:table-cell>
          <table:table-cell table:number-columns-repeated="4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E56])" office:value-type="float" office:value="1500.83542188805">
            <text:p>1500.8354218881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1482.0574162679">
            <text:p>41482.0574162679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100">
            <text:p>7100</text:p>
          </table:table-cell>
          <table:table-cell table:number-columns-repeated="4"/>
          <table:table-cell table:style-name="ce2" table:formula="of:=SUM([.B59:.F59])" office:value-type="float" office:value="7100">
            <text:p>7100</text:p>
          </table:table-cell>
          <table:table-cell table:formula="of:=SUM([.B82:.F82])" office:value-type="float" office:value="338.095238095238">
            <text:p>338.0952380952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2:.F82])" office:value-type="float" office:value="338.095238095238">
            <text:p>338.0952380952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338.095238095238">
            <text:p>338.0952380952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0">
            <text:p>0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338.095238095238">
            <text:p>338.0952380952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82:.F82])" office:value-type="float" office:value="338.095238095238">
            <text:p>338.0952380952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B82:.F82])" office:value-type="float" office:value="338.095238095238">
            <text:p>338.0952380952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5">
          <table:table-cell table:number-columns-repeated="2"/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82:.F82])" office:value-type="float" office:value="338.095238095238">
            <text:p>338.0952380952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5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338.095238095238">
            <text:p>338.0952380952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B82])" office:value-type="float" office:value="338.095238095238">
            <text:p>338.0952380952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82:.E82])" office:value-type="float" office:value="338.095238095238">
            <text:p>338.0952380952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338.095238095238">
            <text:p>338.0952380952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338.095238095238">
            <text:p>338.0952380952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338.095238095238">
            <text:p>338.0952380952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338.095238095238">
            <text:p>338.0952380952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338.095238095238">
            <text:p>338.0952380952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338.095238095238">
            <text:p>338.0952380952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];[.D82];[.F82])" office:value-type="float" office:value="338.095238095238">
            <text:p>338.0952380952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1:.F82])" office:value-type="float" office:value="338.095238095238">
            <text:p>338.0952380952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];[.E82];[.F82])" office:value-type="float" office:value="338.095238095238">
            <text:p>338.0952380952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338.095238095238">
            <text:p>338.0952380952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338.095238095238">
            <text:p>338.0952380952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59]/21" office:value-type="float" office:value="338.095238095238">
            <text:p>338.0952380952</text:p>
          </table:table-cell>
          <table:table-cell table:formula="of:=[.C59]/19" office:value-type="float" office:value="0">
            <text:p>0</text:p>
          </table:table-cell>
          <table:table-cell table:formula="of:=[.D59]/21" office:value-type="float" office:value="0">
            <text:p>0</text:p>
          </table:table-cell>
          <table:table-cell table:formula="of:=[.E59]/19" office:value-type="float" office:value="0">
            <text:p>0</text:p>
          </table:table-cell>
          <table:table-cell table:formula="of:=[.F59]/22" office:value-type="float" office:value="0">
            <text:p>0</text:p>
          </table:table-cell>
          <table:table-cell/>
          <table:table-cell table:style-name="ce2" table:formula="of:=SUM([.H59:.H81])" office:value-type="float" office:value="7100">
            <text:p>7100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4/18/2016</text:date>, <text:time>11:1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18T11:11:18</dc:date>
    <meta:editing-duration>P6DT8H10S</meta:editing-duration>
    <meta:editing-cycles>2256</meta:editing-cycles>
    <meta:generator>OpenOffice/4.1.1$Unix OpenOffice.org_project/411m6$Build-9775</meta:generator>
    <dc:creator>Hasmik Dabaghyan</dc:creator>
    <meta:document-statistic meta:table-count="13" meta:cell-count="5547" meta:object-count="0"/>
  </office:meta>
</office:document-meta>
</file>